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ab1" officeooo:paragraph-rsid="00022ab1"/>
    </style:style>
    <style:style style:name="P2" style:family="paragraph" style:parent-style-name="Standard">
      <style:text-properties officeooo:rsid="00022ab1" officeooo:paragraph-rsid="0004f447"/>
    </style:style>
    <style:style style:name="P3" style:family="paragraph" style:parent-style-name="Standard">
      <style:text-properties officeooo:rsid="0004f447" officeooo:paragraph-rsid="0004f447"/>
    </style:style>
    <style:style style:name="P4" style:family="paragraph" style:parent-style-name="Standard">
      <style:text-properties fo:font-weight="bold" officeooo:rsid="00022ab1" officeooo:paragraph-rsid="00022ab1" style:font-weight-asian="bold" style:font-weight-complex="bold"/>
    </style:style>
    <style:style style:name="P5" style:family="paragraph" style:parent-style-name="Standard">
      <style:text-properties fo:font-weight="bold" officeooo:rsid="00022ab1" officeooo:paragraph-rsid="0004f447" style:font-weight-asian="bold" style:font-weight-complex="bold"/>
    </style:style>
    <style:style style:name="T1" style:family="text">
      <style:text-properties officeooo:rsid="00038c7c"/>
    </style:style>
    <style:style style:name="T2" style:family="text">
      <style:text-properties officeooo:rsid="0004f4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I-generated Drake and The Weeknd song goes viral – <text:span text:style-name="T2">CE</text:span></text:p>
      <text:p text:style-name="P4"/>
      <text:p text:style-name="P1">Exercice 1 : <text:span text:style-name="T1">4 points</text:span></text:p>
      <text:p text:style-name="P1"/>
      <text:p text:style-name="P1">Qui a créé la chanson « Heart On My Sleeve » ?</text:p>
      <text:p text:style-name="P1">De qui parle la chanson ?</text:p>
      <text:p text:style-name="P1">Qui chante ?</text:p>
      <text:p text:style-name="P1">La chanson est-elle populaire ? <text:span text:style-name="T1">(Justifiez)</text:span></text:p>
      <text:p text:style-name="P1"/>
      <text:p text:style-name="P1">Exercice 2 : <text:span text:style-name="T1">4 points</text:span></text:p>
      <text:p text:style-name="P1">Les réactions des internautes sont-elles positives ou négatives ?</text:p>
      <text:p text:style-name="P1">Explique deux réactions.</text:p>
      <text:p text:style-name="P1"/>
      <text:p text:style-name="P1">Exercice 3 : <text:span text:style-name="T1">2 points</text:span></text:p>
      <text:p text:style-name="P1">La chanson est-elle techniquement parfaite ? Justifie.</text:p>
      <text:p text:style-name="P1"/>
      <text:p text:style-name="P1">Exercice 4 : <text:span text:style-name="T1">3 points</text:span></text:p>
      <text:p text:style-name="P1">Pourquoi Drake et Universal Music Group (UMG) sont-ils mécontents ?</text:p>
      <text:p text:style-name="P1"/>
      <text:p text:style-name="P1">Exercice 5 : <text:span text:style-name="T1">3 points</text:span></text:p>
      <text:p text:style-name="P1">Que pense David Guetta de l’IA ? <text:span text:style-name="T1">D’après lui, l’IA peut-elle remplacer l’humain ?</text:span></text:p>
      <text:p text:style-name="P1"/>
      <text:p text:style-name="P3">Vocabulaire de la leçon : 4 points</text:p>
      <text:p text:style-name="P3"/>
      <text:p text:style-name="P3">1) to solve<text:tab/><text:tab/><text:tab/><text:tab/>3) ordinateur</text:p>
      <text:p text:style-name="P3">2) consciousness <text:tab/><text:tab/><text:tab/>4) Donne un synonyme de «capacity»</text:p>
      <text:p text:style-name="P3"/>
      <text:p text:style-name="P3"/>
      <text:p text:style-name="P5">AI-generated Drake and The Weeknd song goes viral – <text:span text:style-name="T2">CE</text:span></text:p>
      <text:p text:style-name="P5"/>
      <text:p text:style-name="P2">Exercice 1 : <text:span text:style-name="T1">4 points</text:span></text:p>
      <text:p text:style-name="P2"/>
      <text:p text:style-name="P2">Qui a créé la chanson « Heart On My Sleeve » ?</text:p>
      <text:p text:style-name="P2">De qui parle la chanson ?</text:p>
      <text:p text:style-name="P2">Qui chante ?</text:p>
      <text:p text:style-name="P2">La chanson est-elle populaire ? <text:span text:style-name="T1">(Justifiez)</text:span></text:p>
      <text:p text:style-name="P2"/>
      <text:p text:style-name="P2">Exercice 2 : <text:span text:style-name="T1">4 points</text:span></text:p>
      <text:p text:style-name="P2">Les réactions des internautes sont-elles positives ou négatives ?</text:p>
      <text:p text:style-name="P2">Explique deux réactions.</text:p>
      <text:p text:style-name="P2"/>
      <text:p text:style-name="P2">Exercice 3 : <text:span text:style-name="T1">2 points</text:span></text:p>
      <text:p text:style-name="P2">La chanson est-elle techniquement parfaite ? Justifie.</text:p>
      <text:p text:style-name="P2"/>
      <text:p text:style-name="P2">Exercice 4 : <text:span text:style-name="T1">3 points</text:span></text:p>
      <text:p text:style-name="P2">Pourquoi Drake et Universal Music Group (UMG) sont-ils mécontents ?</text:p>
      <text:p text:style-name="P2"/>
      <text:p text:style-name="P2">Exercice 5 : <text:span text:style-name="T1">3 points</text:span></text:p>
      <text:p text:style-name="P2">Que pense David Guetta de l’IA ? <text:span text:style-name="T1">D’après lui, l’IA peut-elle remplacer l’humain ?</text:span></text:p>
      <text:p text:style-name="P2"/>
      <text:p text:style-name="P3">Vocabulaire de la leçon : 4 points</text:p>
      <text:p text:style-name="P3"/>
      <text:p text:style-name="P3">1) to solve<text:tab/><text:tab/><text:tab/><text:tab/>3) ordinateur</text:p>
      <text:p text:style-name="P3">2) consciousness <text:tab/><text:tab/><text:tab/>4) Donne un synonyme de «capacity»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cm" fo:margin-bottom="1.6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08:24:14.482231359</meta:creation-date>
    <dc:date>2024-11-30T08:53:24.950018779</dc:date>
    <meta:editing-duration>PT8M10S</meta:editing-duration>
    <meta:editing-cycles>1</meta:editing-cycles>
    <meta:document-statistic meta:table-count="0" meta:image-count="0" meta:object-count="0" meta:page-count="1" meta:paragraph-count="36" meta:word-count="248" meta:character-count="1384" meta:non-whitespace-character-count="1158"/>
    <meta:generator>LibreOffice/7.3.7.2$Linux_X86_64 LibreOffice_project/30$Build-2</meta:generator>
  </office:meta>
</office:document-meta>
</file>